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8816666666667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4.191cm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3.6195cm"/>
    </style:style>
    <style:style style:name="co6" style:family="table-column">
      <style:table-column-properties fo:break-before="auto" style:column-width="3.15383333333333cm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10.731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0d0d0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0d0d0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0709in" svg:stroke-color="#0d0d0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0709in" svg:stroke-color="#0d0d0d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A INIZIO</text:p>
          </table:table-cell>
          <table:table-cell office:value-type="string" table:style-name="ce2">
            <text:p>TEMPO IMPIEGATO</text:p>
          </table:table-cell>
          <table:table-cell office:value-type="string" table:style-name="ce2">
            <text:p>N0ME PERSONA</text:p>
          </table:table-cell>
          <table:table-cell office:value-type="string" table:style-name="ce2">
            <text:p>PROGETTO</text:p>
          </table:table-cell>
          <table:table-cell office:value-type="string" table:style-name="ce2">
            <text:p>FASE</text:p>
          </table:table-cell>
          <table:table-cell office:value-type="string" table:style-name="ce2">
            <text:p>DISCIPLINA</text:p>
          </table:table-cell>
          <table:table-cell office:value-type="string" table:style-name="ce2">
            <text:p>ITERAZIONE</text:p>
          </table:table-cell>
          <table:table-cell office:value-type="string" table:style-name="ce8">
            <text:p>NOTE</text:p>
          </table:table-cell>
          <table:table-cell table:number-columns-repeated="16375"/>
        </table:table-row>
        <table:table-row table:style-name="ro1">
          <table:table-cell office:value-type="date" office:date-value="2016-03-22T00:00:00" table:style-name="ce3">
            <text:p>22/03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Inception</text:p>
          </table:table-cell>
          <table:table-cell office:value-type="string" table:style-name="ce5">
            <text:p>Requirements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Primo incontro e analisi del problema</text:p>
          </table:table-cell>
          <table:table-cell table:number-columns-repeated="16375"/>
        </table:table-row>
        <table:table-row table:style-name="ro1">
          <table:table-cell office:value-type="date" office:date-value="2016-04-01T00:00:00" table:style-name="ce3">
            <text:p>01/04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Inception</text:p>
          </table:table-cell>
          <table:table-cell office:value-type="string" table:style-name="ce5">
            <text:p>Requirements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Elicitazione requisiti</text:p>
          </table:table-cell>
          <table:table-cell table:number-columns-repeated="16375"/>
        </table:table-row>
        <table:table-row table:style-name="ro1">
          <table:table-cell office:value-type="date" office:date-value="2016-04-02T00:00:00" table:style-name="ce3">
            <text:p>02/04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Inception</text:p>
          </table:table-cell>
          <table:table-cell office:value-type="string" table:style-name="ce5">
            <text:p>Requirements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Elicitazione casi d'uso</text:p>
          </table:table-cell>
          <table:table-cell table:number-columns-repeated="16375"/>
        </table:table-row>
        <table:table-row table:style-name="ro1">
          <table:table-cell office:value-type="date" office:date-value="2016-04-15T00:00:00" table:style-name="ce3">
            <text:p>15/04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Inception</text:p>
          </table:table-cell>
          <table:table-cell office:value-type="string" table:style-name="ce5">
            <text:p>Requirements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Documento di Vision</text:p>
          </table:table-cell>
          <table:table-cell table:number-columns-repeated="16375"/>
        </table:table-row>
        <table:table-row table:style-name="ro1">
          <table:table-cell office:value-type="date" office:date-value="2016-04-17T00:00:00" table:style-name="ce3">
            <text:p>17/04/2016</text:p>
            <draw:custom-shape svg:x="0.02953in" svg:y="0.19016in" svg:width="14.68346in" svg:height="0.00827in" draw:z-index="2" draw:id="id1" draw:style-name="a5" draw:name="Connettore diritto 6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time" office:time-value="PT9H30M0S" table:style-name="ce4">
            <text:p>9.3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Inception</text:p>
          </table:table-cell>
          <table:table-cell office:value-type="string" table:style-name="ce5">
            <text:p>Requirements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Matrice tracciabilità</text:p>
          </table:table-cell>
          <table:table-cell table:number-columns-repeated="16375"/>
        </table:table-row>
        <table:table-row table:style-name="ro1">
          <table:table-cell office:value-type="date" office:date-value="2016-04-26T00:00:00" table:style-name="ce3">
            <text:p>26/04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Elaboration</text:p>
          </table:table-cell>
          <table:table-cell office:value-type="string" table:style-name="ce5">
            <text:p>Analysis and design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Use Case Diagrams</text:p>
          </table:table-cell>
          <table:table-cell table:number-columns-repeated="16375"/>
        </table:table-row>
        <table:table-row table:style-name="ro1">
          <table:table-cell office:value-type="date" office:date-value="2016-05-03T00:00:00" table:style-name="ce3">
            <text:p>03/05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Elaboration</text:p>
          </table:table-cell>
          <table:table-cell office:value-type="string" table:style-name="ce5">
            <text:p>Analysis and design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ctivity Diagrams</text:p>
          </table:table-cell>
          <table:table-cell table:number-columns-repeated="16375"/>
        </table:table-row>
        <table:table-row table:style-name="ro1">
          <table:table-cell office:value-type="date" office:date-value="2016-05-05T00:00:00" table:style-name="ce3">
            <text:p>05/05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Elaboration</text:p>
          </table:table-cell>
          <table:table-cell office:value-type="string" table:style-name="ce5">
            <text:p>Analysis and design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Sequance Diagrams</text:p>
          </table:table-cell>
          <table:table-cell table:number-columns-repeated="16375"/>
        </table:table-row>
        <table:table-row table:style-name="ro1">
          <table:table-cell office:value-type="date" office:date-value="2016-05-17T00:00:00" table:style-name="ce3">
            <text:p>17/05/2016</text:p>
            <draw:custom-shape svg:x="0.0626in" svg:y="0.1815in" svg:width="15.65in" svg:height="0.00866in" draw:z-index="1" draw:id="id0" draw:style-name="a2" draw:name="Connettore diritto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Elaboration</text:p>
          </table:table-cell>
          <table:table-cell office:value-type="string" table:style-name="ce5">
            <text:p>Analysis and design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lass Diagrams</text:p>
          </table:table-cell>
          <table:table-cell table:number-columns-repeated="16375"/>
        </table:table-row>
        <table:table-row table:style-name="ro1">
          <table:table-cell office:value-type="date" office:date-value="2016-05-30T00:00:00" table:style-name="ce3">
            <text:p>30/05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del in Java, JSP, JS: Login, Logout</text:p>
          </table:table-cell>
          <table:table-cell table:number-columns-repeated="16375"/>
        </table:table-row>
        <table:table-row table:style-name="ro1">
          <table:table-cell office:value-type="date" office:date-value="2016-06-02T00:00:00" table:style-name="ce3">
            <text:p>02/06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del in Java, JSP, JS: Registrazione</text:p>
          </table:table-cell>
          <table:table-cell table:number-columns-repeated="16375"/>
        </table:table-row>
        <table:table-row table:style-name="ro1">
          <table:table-cell office:value-type="date" office:date-value="2016-06-05T00:00:00" table:style-name="ce3">
            <text:p>05/06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del in Java, JSP, JS: Gestione del Profilo Personale</text:p>
          </table:table-cell>
          <table:table-cell table:number-columns-repeated="16375"/>
        </table:table-row>
        <table:table-row table:style-name="ro1">
          <table:table-cell office:value-type="date" office:date-value="2016-06-11T00:00:00" table:style-name="ce3">
            <text:p>11/06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del in Java, JSP, JS: Gestione Locazioni</text:p>
          </table:table-cell>
          <table:table-cell table:number-columns-repeated="16375"/>
        </table:table-row>
        <table:table-row table:style-name="ro1">
          <table:table-cell office:value-type="date" office:date-value="2016-06-19T00:00:00" table:style-name="ce3">
            <text:p>19/06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del in Java, JSP, JS: Gestione Posta</text:p>
          </table:table-cell>
          <table:table-cell table:number-columns-repeated="16375"/>
        </table:table-row>
        <table:table-row table:style-name="ro1">
          <table:table-cell office:value-type="date" office:date-value="2016-06-21T00:00:00" table:style-name="ce3">
            <text:p>21/06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del in Java, JSP, JS: Gestione Prenotazioni</text:p>
          </table:table-cell>
          <table:table-cell table:number-columns-repeated="16375"/>
        </table:table-row>
        <table:table-row table:style-name="ro1">
          <table:table-cell office:value-type="date" office:date-value="2016-06-23T00:00:00" table:style-name="ce3">
            <text:p>23/06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del in Java, JSP, JS: Gestione Utenti</text:p>
          </table:table-cell>
          <table:table-cell table:number-columns-repeated="16375"/>
        </table:table-row>
        <table:table-row table:style-name="ro1">
          <table:table-cell office:value-type="date" office:date-value="2016-06-26T00:00:00" table:style-name="ce3">
            <text:p>26/06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del in Java, JSP, JS: Ricerca Locazione</text:p>
          </table:table-cell>
          <table:table-cell table:number-columns-repeated="16375"/>
        </table:table-row>
        <table:table-row table:style-name="ro1">
          <table:table-cell office:value-type="date" office:date-value="2016-06-29T00:00:00" table:style-name="ce3">
            <text:p>29/06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del in Java, JSP, JS: Visualizza Preventivo</text:p>
          </table:table-cell>
          <table:table-cell table:number-columns-repeated="16375"/>
        </table:table-row>
        <table:table-row table:style-name="ro1">
          <table:table-cell office:value-type="date" office:date-value="2016-06-30T00:00:00" table:style-name="ce3">
            <text:p>30/06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del in Java, JSP, JS: Crea Amministratore</text:p>
          </table:table-cell>
          <table:table-cell table:number-columns-repeated="16375"/>
        </table:table-row>
        <table:table-row table:style-name="ro1">
          <table:table-cell office:value-type="date" office:date-value="2016-07-01T00:00:00" table:style-name="ce3">
            <text:p>01/07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del in Java, JSP, JS: Gestione Lingua</text:p>
          </table:table-cell>
          <table:table-cell table:number-columns-repeated="16375"/>
        </table:table-row>
        <table:table-row table:style-name="ro1">
          <table:table-cell office:value-type="date" office:date-value="2016-07-03T00:00:00" table:style-name="ce3">
            <text:p>03/07/2016</text:p>
            <draw:custom-shape svg:x="0.02953in" svg:y="0.19016in" svg:width="14.68346in" svg:height="0.00827in" draw:z-index="3" draw:id="id2" draw:style-name="a8" draw:name="Connettore diritto 7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del in Java, JSP, JS: Gestione Aiuto</text:p>
          </table:table-cell>
          <table:table-cell table:number-columns-repeated="16375"/>
        </table:table-row>
        <table:table-row table:style-name="ro1">
          <table:table-cell office:value-type="date" office:date-value="2016-08-04T00:00:00" table:style-name="ce3">
            <text:p>04/08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Test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Testing</text:p>
          </table:table-cell>
          <table:table-cell table:number-columns-repeated="16375"/>
        </table:table-row>
        <table:table-row table:style-name="ro1">
          <table:table-cell office:value-type="date" office:date-value="2016-08-05T00:00:00" table:style-name="ce3">
            <text:p>05/08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Test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Testing</text:p>
          </table:table-cell>
          <table:table-cell table:number-columns-repeated="16375"/>
        </table:table-row>
        <table:table-row table:style-name="ro1">
          <table:table-cell office:value-type="date" office:date-value="2016-08-07T00:00:00" table:style-name="ce7">
            <text:p>07/08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Test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Testing</text:p>
          </table:table-cell>
          <table:table-cell table:number-columns-repeated="16375"/>
        </table:table-row>
        <table:table-row table:style-name="ro1">
          <table:table-cell office:value-type="date" office:date-value="2016-08-08T00:00:00" table:style-name="ce7">
            <text:p>08/08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Implemetation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Correzione codice a seguito di un bug</text:p>
          </table:table-cell>
          <table:table-cell table:number-columns-repeated="16375"/>
        </table:table-row>
        <table:table-row table:style-name="ro1">
          <table:table-cell office:value-type="date" office:date-value="2016-08-09T00:00:00" table:style-name="ce7">
            <text:p>09/08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Test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Testing</text:p>
          </table:table-cell>
          <table:table-cell table:number-columns-repeated="16375"/>
        </table:table-row>
        <table:table-row table:style-name="ro1">
          <table:table-cell office:value-type="date" office:date-value="2016-08-10T00:00:00" table:style-name="ce7">
            <text:p>10/08/2016</text:p>
            <draw:custom-shape svg:x="0.04606in" svg:y="0.1815in" svg:width="14.68386in" svg:height="0.00866in" draw:z-index="4" draw:id="id3" draw:style-name="a11" draw:name="Connettore diritto 8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office:value-type="time" office:time-value="PT9H30M0S" table:style-name="ce4">
            <text:p>9.3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Construction</text:p>
          </table:table-cell>
          <table:table-cell office:value-type="string" table:style-name="ce5">
            <text:p>Test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Testing</text:p>
          </table:table-cell>
          <table:table-cell table:number-columns-repeated="16375"/>
        </table:table-row>
        <table:table-row table:style-name="ro1">
          <table:table-cell office:value-type="date" office:date-value="2016-08-12T00:00:00" table:style-name="ce7">
            <text:p>12/08/2016</text:p>
          </table:table-cell>
          <table:table-cell office:value-type="time" office:time-value="PT9H30M0S" table:style-name="ce4">
            <text:p>9.30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Transition</text:p>
          </table:table-cell>
          <table:table-cell office:value-type="string" table:style-name="ce5">
            <text:p>Project Management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Incontro conclusivo</text:p>
          </table:table-cell>
          <table:table-cell table:number-columns-repeated="16375"/>
        </table:table-row>
        <table:table-row table:style-name="ro1">
          <table:table-cell office:value-type="date" office:date-value="2017-02-13T00:00:00" table:style-name="ce7">
            <text:p>13/02/2017</text:p>
          </table:table-cell>
          <table:table-cell office:value-type="time" office:time-value="PT9H30M0S" table:style-name="ce4">
            <text:p>9.30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Maria, Alfedo, Gabriele</text:p>
          </table:table-cell>
          <table:table-cell office:value-type="string" table:style-name="ce5">
            <text:p>Perfect Places</text:p>
          </table:table-cell>
          <table:table-cell office:value-type="string" table:style-name="ce5">
            <text:p>Transition</text:p>
          </table:table-cell>
          <table:table-cell office:value-type="string" table:style-name="ce5">
            <text:p>Transition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Presentazione progetto</text:p>
          </table:table-cell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it" number:country="IT">
      <number:day number:style="long"/>
      <number:text>/</number:text>
      <number:month number:style="long"/>
      <number:text>/</number:text>
      <number:year number:style="long"/>
    </number:date-style>
    <number:time-style style:name="N37" number:language="it" number:country="IT">
      <number:hours/>
      <number:text>.</number:text>
      <number:minutes number:style="long"/>
    </number:time-style>
    <number:currency-style style:name="N38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68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lfredo Milani</meta:initial-creator>
    <dc:creator>Alfredo Milani</dc:creator>
    <meta:creation-date>2017-02-04T13:17:07Z</meta:creation-date>
    <dc:date>2017-02-09T18:56:15Z</dc:date>
    <meta:print-date>2017-02-09T18:55:35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